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eStamp-Page-1">
      <style:table-properties style:width="6.5in" style:rel-width="100%" fo:margin-left="0in" fo:margin-top="0in" fo:margin-bottom="0in" style:page-number="auto" table:align="left" style:writing-mode="page"/>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none"/>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in" fo:border="none" style:writing-mode="pag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4"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6" style:family="paragraph" style:parent-style-name="Standard">
      <style:text-properties style:font-name="Calibri" fo:font-size="10pt" officeooo:rsid="00c7af7b" officeooo:paragraph-rsid="00c7af7b" style:font-size-asian="10.5pt" style:font-size-complex="12pt"/>
    </style:style>
    <style:style style:name="P7" style:family="paragraph" style:parent-style-name="Standard">
      <style:paragraph-properties fo:text-align="justify" style:justify-single-word="false" style:writing-mode="lr-tb"/>
      <style:text-properties officeooo:paragraph-rsid="00cf3280"/>
    </style:style>
    <style:style style:name="P8" style:family="paragraph" style:parent-style-name="Standard">
      <style:paragraph-properties fo:text-align="justify" style:justify-single-word="false" style:writing-mode="lr-tb"/>
      <style:text-properties style:font-name="Calibri" fo:font-size="10pt" officeooo:rsid="00cf3280" officeooo:paragraph-rsid="00cf3280" style:font-size-asian="10pt" style:font-size-complex="10pt"/>
    </style:style>
    <style:style style:name="P9" style:family="paragraph" style:parent-style-name="Standard">
      <style:paragraph-properties fo:text-align="justify" style:justify-single-word="false" style:writing-mode="lr-tb"/>
      <style:text-properties style:font-name="Calibri" fo:font-size="10pt" officeooo:rsid="00cfc52f" officeooo:paragraph-rsid="00cfc52f" style:font-size-asian="10pt" style:font-size-complex="10pt"/>
    </style:style>
    <style:style style:name="P10" style:family="paragraph" style:parent-style-name="Standard">
      <style:paragraph-properties fo:text-align="justify" style:justify-single-word="false" style:writing-mode="lr-tb"/>
      <style:text-properties style:font-name="Calibri1" fo:font-size="10pt" officeooo:rsid="007c11c9" officeooo:paragraph-rsid="00cf3280" style:font-size-asian="10pt" style:font-size-complex="10pt"/>
    </style:style>
    <style:style style:name="P11" style:family="paragraph" style:parent-style-name="Standard">
      <style:paragraph-properties fo:text-align="justify" style:justify-single-word="false" style:writing-mode="lr-tb"/>
      <style:text-properties style:font-name="Calibri" fo:font-size="10pt" officeooo:rsid="0021e461" officeooo:paragraph-rsid="008204d8" style:font-size-asian="10pt" style:font-size-complex="10pt"/>
    </style:style>
    <style:style style:name="P12" style:family="paragraph" style:parent-style-name="Standard">
      <style:paragraph-properties fo:text-align="justify" style:justify-single-word="false" style:writing-mode="lr-tb"/>
      <style:text-properties style:font-name="Calibri" fo:font-size="10pt" officeooo:rsid="00d1b7a9" officeooo:paragraph-rsid="00d1b7a9" style:font-size-asian="10pt" style:font-size-complex="10pt"/>
    </style:style>
    <style:style style:name="P13" style:family="paragraph" style:parent-style-name="Table_20_Contents" style:list-style-name="L1">
      <style:paragraph-properties style:writing-mode="lr-tb"/>
      <style:text-properties style:font-name="Calibri1" fo:font-size="10pt" officeooo:rsid="00d26cc0" officeooo:paragraph-rsid="00d26cc0" style:font-size-asian="10pt" style:font-size-complex="10pt"/>
    </style:style>
    <style:style style:name="P14" style:family="paragraph" style:parent-style-name="Table_20_Contents">
      <style:paragraph-properties style:writing-mode="lr-tb"/>
      <style:text-properties style:font-name="Calibri1" fo:font-size="10pt" officeooo:rsid="009c7cce" officeooo:paragraph-rsid="009c7cce" style:font-size-asian="10pt" style:font-size-complex="10pt"/>
    </style:style>
    <style:style style:name="P15" style:family="paragraph" style:parent-style-name="Table_20_Contents">
      <style:paragraph-properties style:writing-mode="lr-tb"/>
      <style:text-properties style:font-name="Calibri1" fo:font-size="10pt" officeooo:rsid="00d3d73a" officeooo:paragraph-rsid="00d3d73a" style:font-size-asian="10pt" style:font-size-complex="10pt"/>
    </style:style>
    <style:style style:name="P16" style:family="paragraph" style:parent-style-name="Table_20_Contents">
      <style:paragraph-properties style:writing-mode="lr-tb"/>
      <style:text-properties style:font-name="Calibri1" fo:font-size="10pt" officeooo:rsid="009c7cce" officeooo:paragraph-rsid="00d7df5c" style:font-size-asian="10pt" style:font-size-complex="10pt"/>
    </style:style>
    <style:style style:name="P17" style:family="paragraph" style:parent-style-name="Table_20_Contents" style:list-style-name="L2">
      <style:paragraph-properties style:writing-mode="lr-tb"/>
      <style:text-properties style:font-name="Calibri1" fo:font-size="10pt" officeooo:rsid="00d26cc0" officeooo:paragraph-rsid="00d26cc0" style:font-size-asian="10pt" style:font-size-complex="10pt"/>
    </style:style>
    <style:style style:name="P18" style:family="paragraph" style:parent-style-name="Table_20_Contents">
      <style:paragraph-properties style:writing-mode="lr-tb"/>
      <style:text-properties style:font-name="Calibri1" fo:font-size="10pt" officeooo:rsid="009c7cce" officeooo:paragraph-rsid="00d3d73a" style:font-size-asian="10pt" style:font-size-complex="10pt"/>
    </style:style>
    <style:style style:name="P19" style:family="paragraph" style:parent-style-name="Standard">
      <style:paragraph-properties fo:text-align="justify" style:justify-single-word="false" style:writing-mode="lr-tb"/>
      <style:text-properties style:font-name="Calibri" fo:font-size="10pt" fo:font-weight="normal" officeooo:rsid="009149f3" officeooo:paragraph-rsid="0024bfd7" style:font-size-asian="10.5pt" style:font-weight-asian="normal" style:font-size-complex="12pt" style:font-weight-complex="normal"/>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officeooo:rsid="00d75c17" style:font-size-asian="10pt" style:font-size-complex="10pt"/>
    </style:style>
    <style:style style:name="T4" style:family="text">
      <style:text-properties style:font-name="Calibri" fo:font-size="10pt" fo:font-weight="normal" style:font-size-asian="10pt" style:font-weight-asian="normal" style:font-size-complex="10pt" style:font-weight-complex="normal"/>
    </style:style>
    <style:style style:name="T5" style:family="text">
      <style:text-properties style:font-name="Calibri" fo:font-size="10pt" officeooo:rsid="00c7af7b" style:font-size-asian="10pt" style:font-size-complex="10pt"/>
    </style:style>
    <style:style style:name="T6" style:family="text">
      <style:text-properties style:font-name="Calibri" fo:font-size="10pt" fo:font-weight="bold" officeooo:rsid="001bad4b" style:font-size-asian="10pt" style:font-weight-asian="bold" style:font-size-complex="10pt" style:font-weight-complex="bold"/>
    </style:style>
    <style:style style:name="T7" style:family="text">
      <style:text-properties style:font-name="Calibri" fo:font-size="10pt" fo:font-weight="bold" officeooo:rsid="007c7eb9" style:font-size-asian="10pt" style:font-weight-asian="bold" style:font-size-complex="10pt" style:font-weight-complex="bold"/>
    </style:style>
    <style:style style:name="T8" style:family="text">
      <style:text-properties style:font-name="Calibri" fo:font-size="10pt" officeooo:rsid="001bad4b" style:font-size-asian="10pt" style:font-size-complex="10pt"/>
    </style:style>
    <style:style style:name="T9" style:family="text">
      <style:text-properties style:font-name="Calibri" fo:font-size="10pt" officeooo:rsid="006c58e0" style:font-size-asian="10pt" style:font-size-complex="10pt"/>
    </style:style>
    <style:style style:name="T10" style:family="text">
      <style:text-properties style:font-name="Calibri" fo:font-size="10pt" fo:font-weight="bold" officeooo:rsid="006c58e0" style:font-size-asian="10pt" style:font-weight-asian="bold" style:font-size-complex="10pt" style:font-weight-complex="bold"/>
    </style:style>
    <style:style style:name="T11" style:family="text">
      <style:text-properties style:font-name="Calibri" fo:font-size="10pt" style:text-underline-style="none" fo:font-weight="bold" style:font-size-asian="10pt" style:font-weight-asian="bold" style:font-size-complex="10pt" style:font-weight-complex="bold"/>
    </style:style>
    <style:style style:name="T12" style:family="text">
      <style:text-properties style:font-name="Calibri" fo:font-size="10pt" style:text-underline-style="none" fo:font-weight="normal" style:font-size-asian="10pt" style:font-weight-asian="normal" style:font-size-complex="10pt" style:font-weight-complex="normal"/>
    </style:style>
    <style:style style:name="T13" style:family="text">
      <style:text-properties style:font-name="Calibri" fo:font-size="10pt" style:text-underline-style="none" fo:font-weight="normal" officeooo:rsid="00c8ef17" style:font-size-asian="10pt" style:font-weight-asian="normal" style:font-size-complex="10pt" style:font-weight-complex="normal"/>
    </style:style>
    <style:style style:name="T14" style:family="text">
      <style:text-properties style:font-name="Calibri" fo:font-size="10pt" style:text-underline-style="none" fo:font-weight="bold" officeooo:rsid="00c8ef17" style:font-size-asian="10pt" style:font-weight-asian="bold" style:font-size-complex="10pt" style:font-weight-complex="bold"/>
    </style:style>
    <style:style style:name="T15" style:family="text">
      <style:text-properties style:font-name="Calibri" fo:font-size="10pt" style:text-underline-style="none" fo:font-weight="normal" officeooo:rsid="00cd47c6" style:font-size-asian="10pt" style:font-weight-asian="normal" style:font-size-complex="10pt" style:font-weight-complex="normal"/>
    </style:style>
    <style:style style:name="T16" style:family="text">
      <style:text-properties style:font-name="Calibri" fo:font-size="10pt" officeooo:rsid="001d0fbc" style:font-size-asian="10pt" style:font-size-complex="10pt"/>
    </style:style>
    <style:style style:name="T17" style:family="text">
      <style:text-properties style:font-name="Calibri" fo:font-size="10pt" officeooo:rsid="0071547e" style:font-size-asian="10pt" style:font-size-complex="10pt"/>
    </style:style>
    <style:style style:name="T18" style:family="text">
      <style:text-properties style:font-name="Calibri" fo:font-size="10pt" officeooo:rsid="00cd47c6" style:font-size-asian="10pt" style:font-size-complex="10pt"/>
    </style:style>
    <style:style style:name="T19" style:family="text">
      <style:text-properties style:font-name="Calibri" fo:font-size="10pt" fo:font-weight="bold" officeooo:rsid="00cf3280" style:font-size-asian="10pt" style:font-weight-asian="bold" style:font-size-complex="10pt" style:font-weight-complex="bold"/>
    </style:style>
    <style:style style:name="T20" style:family="text">
      <style:text-properties style:font-name="Calibri" fo:font-size="10pt" officeooo:rsid="00cf3280" style:font-size-asian="10pt" style:font-size-complex="10pt"/>
    </style:style>
    <style:style style:name="T21" style:family="text">
      <style:text-properties officeooo:rsid="00cfc52f"/>
    </style:style>
    <style:style style:name="T22" style:family="text">
      <style:text-properties officeooo:rsid="00cf3964"/>
    </style:style>
    <style:style style:name="T23" style:family="text">
      <style:text-properties officeooo:rsid="00d1b7a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header-rows>
          <table:table-row table:style-name="Table1.1">
            <table:table-cell table:style-name="Table1.A1" office:value-type="string">
              <text:p text:style-name="P1"><text:span text:style-name="T1">The </text:span><text:span text:style-name="T2">Director</text:span><text:span text:style-name="T3">s</text:span><text:span text:style-name="T2">,</text:span></text:p>
            </table:table-cell>
            <table:table-cell table:style-name="Table1.A1" office:value-type="string">
              <text:p text:style-name="P2" loext:marker-style-name="T4"><text:span text:style-name="T4"/></text:p>
            </table:table-cell>
          </table:table-row>
        </table:table-header-rows>
        <table:table-row table:style-name="Table1.1">
          <table:table-cell table:style-name="Table1.A1" office:value-type="string">
            <text:p text:style-name="P3"><text:user-defined style:data-style-name="N0" text:name="Company">Lucky Core Industries Limited</text:user-defined></text:p>
            <text:p text:style-name="P3"><text:user-defined style:data-style-name="N0" text:name="CoAddress1">5 West Wharf</text:user-defined></text:p>
            <text:p text:style-name="P3"><text:user-defined style:data-style-name="N0" text:name="CoCityZip">Karachi</text:user-defined></text:p>
          </table:table-cell>
          <table:table-cell table:style-name="Table1.A1" office:value-type="string">
            <text:p text:style-name="P4" loext:marker-style-name="T4"/>
          </table:table-cell>
        </table:table-row>
      </table:table>
      <text:p text:style-name="P5"/>
      <text:p text:style-name="P6">Dear Sir</text:p>
      <text:p text:style-name="P6"/>
      <text:p text:style-name="P7" loext:marker-style-name="T1"><text:span text:style-name="T5">I the undersigned</text:span><text:span text:style-name="T6"> M</text:span><text:span text:style-name="T7">uhammad Ilyas Khan</text:span><text:span text:style-name="T8"> S/o </text:span><text:span text:style-name="T6"><text:user-defined style:data-style-name="N0" text:name="Deceased">Mohammad Ayub Khan</text:user-defined></text:span><text:span text:style-name="T8"><text:s/></text:span><text:span text:style-name="T9">having CNIC No. </text:span><text:span text:style-name="T10">35202-2834819-5</text:span><text:span text:style-name="T8"> </text:span><text:span text:style-name="T5">residing at</text:span><text:span text:style-name="T1"> </text:span><text:span text:style-name="T11">21, Ghulam Nabi Colony, Samanabad, Lahore</text:span><text:span text:style-name="T12"> </text:span><text:span text:style-name="T13">and holding </text:span><text:span text:style-name="T14">1,182</text:span><text:span text:style-name="T13"> old cancelled shares in the Capital of ICI Pakistan Limited under Shareholder No. </text:span><text:span text:style-name="T14"><text:user-defined style:data-style-name="N0" text:name="Folio1">61463</text:user-defined></text:span><text:span text:style-name="T13"><text:s/></text:span><text:span text:style-name="T15">hereby d</text:span><text:span text:style-name="T16">eclare </text:span><text:span text:style-name="T17">that </text:span><text:span text:style-name="T18">I have misplaced the undermentioned Share C</text:span><text:span text:style-name="T17">ertificate</text:span><text:span text:style-name="T18">s relating to the said </text:span><text:span text:style-name="T19">1,182</text:span><text:span text:style-name="T20"> old pre-demerger shares which are untraceable with me and have been presumably been lost. </text:span></text:p>
      <text:p text:style-name="P8" loext:marker-style-name="T1"/>
      <text:p text:style-name="P8" loext:marker-style-name="T1">Now in consideration of ICI Pakistan Limited, (“the Company”) issuing new Share Certificates of Lucky Cor Industries Limited, Lotte Chemical Pakistan Limited (formerly Pakistan PTA Limited) and Akzo Nobel Pakistan Limited as per the Schemes of Arrangement dated December 12, 2000, and September 16, 2011. I hereby undertake to indemnify and shall ke<text:span text:style-name="T21">e</text:span>p indemnified the Company, their successors and assigns from and against all clams, losses, liabilities whatsoever which the Company may incur in issuing the new Share Certific<text:span text:style-name="T22">a</text:span>tes in lieu of the lost of old pre-demerger <text:span text:style-name="T21">share Certificates.</text:span></text:p>
      <text:p text:style-name="P8" loext:marker-style-name="T1"/>
      <text:p text:style-name="P9" loext:marker-style-name="T1">I further declare that I have not sold, given away or pledged by way of security the a<text:span text:style-name="T23">foresaid Share Certificates which have been cancelled by the Company at my request.</text:span></text:p>
      <text:p text:style-name="P10" loext:marker-style-name="T1"/>
      <text:p text:style-name="P11"/>
      <text:p text:style-name="P12">________________________</text:p>
      <text:p text:style-name="P12"/>
      <text:p text:style-name="P12"/>
      <table:table table:name="Table6" table:style-name="Table6">
        <table:table-column table:style-name="Table6.A"/>
        <table:table-column table:style-name="Table6.B"/>
        <table:table-header-rows>
          <table:table-row>
            <table:table-cell table:style-name="Table6.A1" office:value-type="string">
              <text:list text:style-name="L1">
                <text:list-item>
                  <text:p text:style-name="P13">WITNESS</text:p>
                </text:list-item>
              </text:list>
              <text:p text:style-name="P14">Name: <text:s text:c="3"/>Muhammad Asif</text:p>
              <text:p text:style-name="P14"/>
              <text:p text:style-name="P15">Signature </text:p>
              <text:p text:style-name="P14"/>
              <text:p text:style-name="P16">Complete Address: <text:s text:c="3"/>3, Justice Sharif Scheme, Samanabad, Lahore</text:p>
            </table:table-cell>
            <table:table-cell table:style-name="Table6.A1" office:value-type="string">
              <text:list text:style-name="L2">
                <text:list-item>
                  <text:p text:style-name="P17">WITNESS</text:p>
                </text:list-item>
              </text:list>
              <text:p text:style-name="P18">Name: <text:s text:c="3"/>Abdul Razzaq </text:p>
              <text:p text:style-name="P18"/>
              <text:p text:style-name="P15">Signature:</text:p>
              <text:p text:style-name="P15"/>
              <text:p text:style-name="P16">Complete Address: <text:s text:c="3"/>117, Street No. 24, Mohrrha Sharif, Bund Road, Lahore</text:p>
            </table:table-cell>
          </table:table-row>
        </table:table-header-rows>
      </table:table>
      <text:p text:style-name="P19"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921db7" officeooo:paragraph-rsid="00958777"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T1" style:family="text">
      <style:text-properties officeooo:rsid="00921db7"/>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
              </table:table-cell>
              <table:table-cell table:style-name="Table4.A1" office:value-type="string">
                <text:p text:style-name="MP3">Page <text:page-number text:select-page="current">0</text:page-number><text:s/><text:span text:style-name="MT1">of </text:span><text:span text:style-name="MT1"><text:page-count>1</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header-rows>
            <table:table-row>
              <table:table-cell table:style-name="Table5.A1" office:value-type="string">
                <text:p text:style-name="MP5"/>
              </table:table-cell>
              <table:table-cell table:style-name="Table5.A1" office:value-type="string">
                <text:p text:style-name="MP6"/>
              </table:table-cell>
            </table:table-row>
          </table:table-header-rows>
        </table:table>
        <text:p text:style-name="MP7"/>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6-23T10:33:57.639163300</dc:date>
    <meta:editing-cycles>353</meta:editing-cycles>
    <meta:editing-duration>P4DT13H9M6S</meta:editing-duration>
    <meta:generator>LibreOffice/25.2.2.2$Windows_X86_64 LibreOffice_project/7370d4be9e3cf6031a51beef54ff3bda878e3fac</meta:generator>
    <dc:creator>MIK</dc:creator>
    <meta:printed-by>MIK</meta:printed-by>
    <meta:document-statistic meta:table-count="4" meta:image-count="0" meta:object-count="0" meta:page-count="1" meta:paragraph-count="18" meta:word-count="235" meta:character-count="1529" meta:non-whitespace-character-count="1299"/>
    <meta:user-defined meta:name="CoAddress1">5 West Wharf</meta:user-defined>
    <meta:user-defined meta:name="CoAddress2"/>
    <meta:user-defined meta:name="CoCityZip">Karachi</meta:user-defined>
    <meta:user-defined meta:name="CoTel"/>
    <meta:user-defined meta:name="Company" meta:value-type="string">Lucky Core Industries Limited</meta:user-defined>
    <meta:user-defined meta:name="Deceased" meta:value-type="string">Mohammad Ayub Khan</meta:user-defined>
    <meta:user-defined meta:name="DeceasedCNIC" meta:value-type="string">35200-1521538-7</meta:user-defined>
    <meta:user-defined meta:name="Folio1" meta:value-type="string">61463</meta:user-defined>
    <meta:user-defined meta:name="Folio2" meta:value-type="string"/>
    <meta:user-defined meta:name="Guarantor" meta:value-type="string"/>
    <meta:user-defined meta:name="GuarantorAddress" meta:value-type="string"/>
    <meta:user-defined meta:name="GuarantorCNIC" meta:value-type="string"/>
    <meta:user-defined meta:name="IBANSuccessor" meta:value-type="string">PK02 MEZN 0002 0101 0065 4511</meta:user-defined>
    <meta:user-defined meta:name="PrintDate" meta:value-type="string">July</meta:user-defined>
    <meta:user-defined meta:name="Registrar" meta:value-type="string">FAMCO Share Registration Services (Pvt) Ltd</meta:user-defined>
    <meta:user-defined meta:name="ShareCertNos" meta:value-type="string">10129, 11719, 14553, 16623, 18814, 21326, 23903, 27412, 29649, 32015, 35649, 40634, 40635, 44688, 44689, 47732, 47733, 49878, 49879, 51925, 65699, 66929, 68113, 74650, 74651, 83317, 83318, and 83319</meta:user-defined>
    <meta:user-defined meta:name="ShareCertNosLost" meta:value-type="string">10129, 11719, 14553, 16623, 18814, 21326</meta:user-defined>
    <meta:user-defined meta:name="ShareDistinctiveNos" meta:value-type="string">3392601 - 3392700, 3726241 - 3726250, 4095565 - 4095575, 4503709 - 4503720, 4948510 - 4948522, 5453110 - 5453123, 6003036 - 6003051, 6899501 - 6899526, 7596604 - 7596623, 8362014 - 8362035, 9996710 - 9996757, 11997240 - 11997289, 11997290 - 11997297, 14398215 - 14398264, 14398265 - 14398284, 15885773 - 15885797, 15885798 - 15885814, 17477502 - 17477526, 17477527 - 17477547, 19222823 - 19222872, 45229830 - 45229884, 52282647 - 52282768, 62732130 - 62732276, 68532265 - 68532364, 68532365 - 68532440, 82234087 - 82234186, 82234187 - 82234286, 82234287 - 82234297</meta:user-defined>
    <meta:user-defined meta:name="ShareDistinctiveNosLost" meta:value-type="string">3392601 - 3392700, 3726241 - 3726250, 4095565 - 4095575, 4503709 - 4503720, 4948510 - 4948522, 5453110 - 5453123</meta:user-defined>
    <meta:user-defined meta:name="SharesLost" meta:value-type="string">1,182</meta:user-defined>
    <meta:user-defined meta:name="SharesTotal" meta:value-type="string"/>
    <meta:user-defined meta:name="Ticker" meta:value-type="string"/>
  </office:meta>
</office:document-meta>
</file>